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88cm" fo:min-width="2.15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88cm" fo:min-width="2.3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2.3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3.5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64cm" fo:min-width="2.68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11" style:family="graphic" style:parent-style-name="standard">
      <style:graphic-properties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5cm" fo:min-width="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5cm" fo:min-width="4.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5cm" fo:min-width="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75cm" fo:min-width="4.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4.25cm" fo:min-width="4.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25cm" fo:min-width="6.2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5.75cm" fo:min-width="6.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4cm" fo:min-width="4.5cm"/>
      <style:paragraph-properties style:writing-mode="lr-tb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2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cm" svg:height="2cm" svg:x="1.75cm" svg:y="2.5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75cm" svg:height="1.75cm" svg:x="11.75cm" svg:y="2.5cm">
          <text:p text:style-name="P1">CAN</text:p>
          <text:p text:style-name="P1">MAN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4cm" svg:height="1.5cm" svg:x="22.75cm" svg:y="2.75cm">
          <text:p text:style-name="P1">TIMETABLE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cm" svg:height="1.75cm" svg:x="23cm" svg:y="8cm">
          <text:p text:style-name="P1">CAN H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cm" svg:height="1.5cm" svg:x="23.25cm" svg:y="12cm">
          <text:p text:style-name="P1">LECTURER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cm" svg:height="1.5cm" svg:x="10.5cm" svg:y="8.5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4cm" svg:height="1.5cm" svg:x="23.25cm" svg:y="16.25cm">
          <text:p text:style-name="P1">CAN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4cm" svg:height="1.25cm" svg:x="22.75cm" svg:y="22.75cm">
          <text:p text:style-name="P1">COURSE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cm" svg:height="1.5cm" svg:x="19cm" svg:y="28cm">
          <text:p text:style-name="P1">CAN H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4cm" svg:height="1.5cm" svg:x="12.5cm" svg:y="21.5cm">
          <text:p text:style-name="P1">LESSON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cm" svg:height="1.5cm" svg:x="20.25cm" svg:y="33cm">
          <text:p text:style-name="P1">ASSET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4cm" svg:height="1.5cm" svg:x="12.75cm" svg:y="34.75cm">
          <text:p text:style-name="P1">CAN HOL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4cm" svg:height="1.5cm" svg:x="3.25cm" svg:y="35cm">
          <text:p text:style-name="P1">MEDIA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4cm" svg:height="1.5cm" svg:x="10.5cm" svg:y="14cm">
          <text:p text:style-name="P1">CAN H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5.25cm" svg:y1="3.5cm" svg:x2="11.75cm" svg:y2="3.375cm" draw:start-shape="id1" draw:start-glue-point="1" draw:end-shape="id2" draw:end-glue-point="6" svg:d="M5250 3500l6500-125" svg:viewBox="0 0 6501 126">
          <text:p text:style-name="P2">0,N</text:p>
        </draw:connector>
        <draw:connector draw:style-name="gr7" draw:text-style-name="P3" draw:layer="layout" draw:type="line" svg:x1="15.5cm" svg:y1="3.375cm" svg:x2="22.75cm" svg:y2="3.5cm" draw:start-shape="id2" draw:start-glue-point="10" draw:end-shape="id3" draw:end-glue-point="3" svg:d="M15500 3375l7250 125" svg:viewBox="0 0 7251 126">
          <text:p text:style-name="P2">1,1</text:p>
        </draw:connector>
        <draw:connector draw:style-name="gr7" draw:text-style-name="P3" draw:layer="layout" draw:type="line" svg:x1="24.75cm" svg:y1="4.25cm" svg:x2="25cm" svg:y2="8cm" draw:start-shape="id3" draw:start-glue-point="2" draw:end-shape="id4" draw:end-glue-point="4" svg:d="M24750 4250l250 3750" svg:viewBox="0 0 251 3751">
          <text:p text:style-name="P2">0,N</text:p>
        </draw:connector>
        <draw:connector draw:style-name="gr7" draw:text-style-name="P3" draw:layer="layout" draw:type="line" svg:x1="25cm" svg:y1="9.75cm" svg:x2="25.25cm" svg:y2="12cm" draw:start-shape="id4" draw:start-glue-point="8" draw:end-shape="id5" draw:end-glue-point="0" svg:d="M25000 9750l250 2250" svg:viewBox="0 0 251 2251">
          <text:p text:style-name="P2">1,1</text:p>
        </draw:connector>
        <draw:connector draw:style-name="gr7" draw:text-style-name="P3" draw:layer="layout" draw:type="line" svg:x1="23cm" svg:y1="8.875cm" svg:x2="14.5cm" svg:y2="9.25cm" draw:start-shape="id4" draw:start-glue-point="6" draw:end-shape="id6" draw:end-glue-point="1" svg:d="M23000 8875l-8500 375" svg:viewBox="0 0 8501 376">
          <text:p text:style-name="P2">1,1</text:p>
        </draw:connector>
        <draw:connector draw:style-name="gr7" draw:text-style-name="P3" draw:layer="layout" draw:type="line" svg:x1="25.25cm" svg:y1="13.5cm" svg:x2="25.25cm" svg:y2="16.25cm" draw:start-shape="id5" draw:start-glue-point="2" draw:end-shape="id7" draw:end-glue-point="4" svg:d="M25250 13500v2750" svg:viewBox="0 0 1 2751">
          <text:p text:style-name="P2">1,N</text:p>
        </draw:connector>
        <draw:connector draw:style-name="gr7" draw:text-style-name="P3" draw:layer="layout" draw:type="line" svg:x1="25.25cm" svg:y1="17.75cm" svg:x2="24.75cm" svg:y2="22.75cm" draw:start-shape="id7" draw:start-glue-point="8" draw:end-shape="id8" draw:end-glue-point="0" svg:d="M25250 17750l-500 5000" svg:viewBox="0 0 501 5001">
          <text:p text:style-name="P2">1,N</text:p>
        </draw:connector>
        <draw:connector draw:style-name="gr7" draw:text-style-name="P3" draw:layer="layout" draw:type="line" svg:x1="24.75cm" svg:y1="24cm" svg:x2="21cm" svg:y2="28cm" draw:start-shape="id8" draw:start-glue-point="2" draw:end-shape="id9" draw:end-glue-point="4" svg:d="M24750 24000l-3750 4000" svg:viewBox="0 0 3751 4001">
          <text:p text:style-name="P2">0,N</text:p>
        </draw:connector>
        <draw:connector draw:style-name="gr7" draw:text-style-name="P3" draw:layer="layout" draw:type="line" svg:x1="21cm" svg:y1="29.5cm" svg:x2="22.25cm" svg:y2="33cm" draw:start-shape="id9" draw:start-glue-point="8" draw:end-shape="id10" draw:end-glue-point="0" svg:d="M21000 29500l1250 3500" svg:viewBox="0 0 1251 3501">
          <text:p text:style-name="P2">1,1</text:p>
        </draw:connector>
        <draw:connector draw:style-name="gr7" draw:text-style-name="P3" draw:layer="layout" draw:type="line" svg:x1="12.5cm" svg:y1="15.5cm" svg:x2="14.5cm" svg:y2="21.5cm" draw:start-shape="id11" draw:start-glue-point="8" draw:end-shape="id12" draw:end-glue-point="0" svg:d="M12500 15500l2000 6000" svg:viewBox="0 0 2001 6001">
          <text:p text:style-name="P2">1,1</text:p>
        </draw:connector>
        <draw:connector draw:style-name="gr7" draw:text-style-name="P3" draw:layer="layout" draw:type="line" svg:x1="12.5cm" svg:y1="10cm" svg:x2="12.5cm" svg:y2="14cm" draw:start-shape="id6" draw:start-glue-point="2" draw:end-shape="id11" draw:end-glue-point="4" svg:d="M12500 10000v4000" svg:viewBox="0 0 1 4001">
          <text:p text:style-name="P2">0,N</text:p>
        </draw:connector>
        <draw:connector draw:style-name="gr7" draw:text-style-name="P3" draw:layer="layout" draw:type="line" svg:x1="14.5cm" svg:y1="23cm" svg:x2="19.585cm" svg:y2="28.219cm" draw:start-shape="id12" draw:start-glue-point="2" draw:end-shape="id9" draw:end-glue-point="5" svg:d="M14500 23000l5085 5219" svg:viewBox="0 0 5086 5220">
          <text:p text:style-name="P2">1,1</text:p>
        </draw:connector>
        <draw:connector draw:style-name="gr7" draw:text-style-name="P3" draw:layer="layout" draw:type="line" svg:x1="20.25cm" svg:y1="33.75cm" svg:x2="16.75cm" svg:y2="35.5cm" draw:start-shape="id10" draw:start-glue-point="3" draw:end-shape="id13" draw:end-glue-point="10" svg:d="M20250 33750l-3500 1750" svg:viewBox="0 0 3501 1751">
          <text:p text:style-name="P2">1,1</text:p>
        </draw:connector>
        <draw:connector draw:style-name="gr7" draw:text-style-name="P3" draw:layer="layout" draw:type="line" svg:x1="12.75cm" svg:y1="35.5cm" svg:x2="7.25cm" svg:y2="35.75cm" draw:start-shape="id13" draw:start-glue-point="6" draw:end-shape="id14" draw:end-glue-point="1" svg:d="M12750 35500l-5500 250" svg:viewBox="0 0 5501 251">
          <text:p text:style-name="P2">1,1</text:p>
        </draw:connector>
        <draw:custom-shape draw:style-name="gr8" draw:text-style-name="P1" xml:id="id15" draw:id="id15" draw:layer="layout" svg:width="3cm" svg:height="2cm" svg:x="1.75cm" svg:y="16.75cm"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6" draw:id="id16" draw:layer="layout" svg:width="4.5cm" svg:height="2cm" svg:x="1.5cm" svg:y="9.75cm">
          <text:p text:style-name="P1">REPRES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25cm" svg:y1="16.75cm" svg:x2="3.75cm" svg:y2="11.75cm" draw:start-shape="id15" draw:start-glue-point="0" draw:end-shape="id16" draw:end-glue-point="8" svg:d="M3250 16750l500-5000" svg:viewBox="0 0 501 5001">
          <text:p text:style-name="P2">1,1</text:p>
        </draw:connector>
        <draw:connector draw:style-name="gr7" draw:text-style-name="P3" draw:layer="layout" draw:type="line" svg:x1="3.75cm" svg:y1="9.75cm" svg:x2="3.5cm" svg:y2="4.5cm" draw:start-shape="id16" draw:start-glue-point="4" draw:end-shape="id1" draw:end-glue-point="2" svg:d="M3750 9750l-250-5250" svg:viewBox="0 0 251 5251">
          <text:p text:style-name="P2">1,1</text:p>
        </draw:connector>
        <draw:custom-shape draw:style-name="gr10" draw:text-style-name="P1" xml:id="id17" draw:id="id17" draw:layer="layout" svg:width="3cm" svg:height="1.5cm" svg:x="5.5cm" svg:y="21cm">
          <text:p text:style-name="P1">TIM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8.5cm" svg:y1="21.75cm" svg:x2="10.5cm" svg:y2="14.75cm" draw:start-shape="id17" draw:start-glue-point="1" draw:end-shape="id11" draw:end-glue-point="6" svg:d="M8500 21750h1000v-7000h1000" svg:viewBox="0 0 2001 7001">
          <text:p text:style-name="P2">1,1</text:p>
        </draw:connector>
        <draw:custom-shape draw:style-name="gr3" draw:text-style-name="P1" xml:id="id18" draw:id="id18" draw:layer="layout" svg:width="4cm" svg:height="1.5cm" svg:x="16.75cm" svg:y="17cm"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4.5cm" svg:y1="14.75cm" svg:x2="18.75cm" svg:y2="17cm" draw:start-shape="id11" draw:start-glue-point="10" draw:end-shape="id18" draw:end-glue-point="0" svg:d="M14500 14750l4250 2250" svg:viewBox="0 0 4251 2251">
          <text:p text:style-name="P2">1,1</text:p>
        </draw:connector>
      </draw:page>
      <draw:page draw:name="page2" draw:style-name="dp1" draw:master-page-name="Default">
        <draw:custom-shape draw:style-name="gr12" draw:text-style-name="P5" draw:layer="layout" svg:width="3.5cm" svg:height="3.75cm" svg:x="2.25cm" svg:y="2.25cm">
          <text:p text:style-name="P5"><text:span text:style-name="T1">STUDENT</text:span></text:p>
          <text:p text:style-name="P5"><text:span text:style-name="T2">ID</text:span></text:p>
          <text:p text:style-name="P5"><text:span text:style-name="T2">USER_ID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cm" svg:height="3.75cm" svg:x="14.75cm" svg:y="2.25cm">
          <text:p text:style-name="P5"><text:span text:style-name="T1">TIMETABLE</text:span></text:p>
          <text:p text:style-name="P5"><text:span text:style-name="T3">ID</text:span></text:p>
          <text:p text:style-name="P5"><text:span text:style-name="T2">NAME</text:span></text:p>
          <text:p text:style-name="P5"><text:span text:style-name="T2">DESCRIPTION</text:span></text:p>
          <text:p text:style-name="P5"><text:span text:style-name="T2">OWNER_I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5cm" svg:height="3.75cm" svg:x="22.25cm" svg:y="11cm">
          <text:p text:style-name="P5"><text:span text:style-name="T1">LECTURER</text:span></text:p>
          <text:p text:style-name="P5"><text:span text:style-name="T2">ID</text:span></text:p>
          <text:p text:style-name="P5"><text:span text:style-name="T2">NAME</text:span></text:p>
          <text:p text:style-name="P5"><text:span text:style-name="T2">DESCRIPTION</text:span></text:p>
          <text:p text:style-name="P5"><text:span text:style-name="T2">TIMETABLE_ID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5cm" svg:height="3.75cm" svg:x="11.75cm" svg:y="10cm">
          <text:p text:style-name="P5"><text:span text:style-name="T1">LOCATION</text:span></text:p>
          <text:p text:style-name="P5"><text:span text:style-name="T2">ID</text:span></text:p>
          <text:p text:style-name="P5"><text:span text:style-name="T2">NAME</text:span></text:p>
          <text:p text:style-name="P5"><text:span text:style-name="T2">DESCRIPTION</text:span></text:p>
          <text:p text:style-name="P5"><text:span text:style-name="T2">TIMETABLE_ID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5.25cm" svg:height="4cm" svg:x="22.75cm" svg:y="22cm">
          <text:p text:style-name="P5"><text:span text:style-name="T1">COURSE</text:span></text:p>
          <text:p text:style-name="P5"><text:span text:style-name="T2">ID</text:span></text:p>
          <text:p text:style-name="P5"><text:span text:style-name="T2">NAME</text:span></text:p>
          <text:p text:style-name="P5"><text:span text:style-name="T2">DESCRIP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25cm" svg:height="4.5cm" svg:x="4.5cm" svg:y="24.25cm">
          <text:p text:style-name="P5"><text:span text:style-name="T1">LESSON</text:span></text:p>
          <text:p text:style-name="P5"><text:span text:style-name="T2">ID</text:span></text:p>
          <text:p text:style-name="P6"><text:span text:style-name="T2">LOCATION_ID</text:span></text:p>
          <text:p text:style-name="P5"><text:span text:style-name="T2">COURSE_ID</text:span></text:p>
          <text:p text:style-name="P5"><text:span text:style-name="T2">TIME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6.75cm" svg:height="4.5cm" svg:x="20cm" svg:y="31.75cm">
          <text:p text:style-name="P5"><text:span text:style-name="T1">ASSET</text:span></text:p>
          <text:p text:style-name="P5"><text:span text:style-name="T2">ID</text:span></text:p>
          <text:p text:style-name="P5"><text:span text:style-name="T2">COURSE_ID</text:span></text:p>
          <text:p text:style-name="P5"><text:span text:style-name="T2">NAME</text:span></text:p>
          <text:p text:style-name="P5"><text:span text:style-name="T2">DESCRIPTION</text:span></text:p>
          <text:p text:style-name="P5"><text:span text:style-name="T2">UPLOAD_D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7.25cm" svg:height="6cm" svg:x="9cm" svg:y="30.75cm">
          <text:p text:style-name="P5"><text:span text:style-name="T1">MEDIA</text:span></text:p>
          <text:p text:style-name="P5"><text:span text:style-name="T2">ID</text:span></text:p>
          <text:p text:style-name="P5"><text:span text:style-name="T2">ASSET_ID</text:span></text:p>
          <text:p text:style-name="P5"><text:span text:style-name="T2">CONTENT_TYPE</text:span></text:p>
          <text:p text:style-name="P5"><text:span text:style-name="T2">SIZE</text:span></text:p>
          <text:p text:style-name="P5"><text:span text:style-name="T2">ORIGIN_NAME</text:span></text:p>
          <text:p text:style-name="P5"><text:span text:style-name="T2">URL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5cm" svg:height="4.25cm" svg:x="2cm" svg:y="9.25cm">
          <text:p text:style-name="P5"><text:span text:style-name="T1">USER</text:span></text:p>
          <text:p text:style-name="P5"><text:span text:style-name="T2">ID</text:span></text:p>
          <text:p text:style-name="P5"><text:span text:style-name="T2">USERNAME</text:span></text:p>
          <text:p text:style-name="P5"><text:span text:style-name="T2">PASSWORD</text:span></text:p>
          <text:p text:style-name="P5"><text:span text:style-name="T2">EMAIL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75cm" svg:height="4.5cm" svg:x="14cm" svg:y="16.25cm">
          <text:p text:style-name="P7"><text:span text:style-name="T1">COURSE LECTURER</text:span></text:p>
          <text:p text:style-name="P7"><text:span text:style-name="T3">LECTURER_ID</text:span></text:p>
          <text:p text:style-name="P7"><text:span text:style-name="T3">COURSE_ID</text:span></text:p>
          <draw:enhanced-geometry svg:viewBox="0 0 21600 21600" draw:type="rectangle" draw:enhanced-path="M 0 0 L 21600 0 21600 21600 0 21600 0 0 Z N"/>
        </draw:custom-shape>
        <draw:line draw:style-name="gr20" draw:text-style-name="P4" xml:id="id20" draw:id="id20" draw:layer="layout" svg:x1="14.25cm" svg:y1="5.5cm" svg:x2="15.5cm" svg:y2="5.5cm">
          <text:p/>
        </draw:line>
        <draw:line draw:style-name="gr20" draw:text-style-name="P4" xml:id="id22" draw:id="id22" draw:layer="layout" svg:x1="5cm" svg:y1="10.75cm" svg:x2="8cm" svg:y2="10.75cm">
          <text:p/>
        </draw:line>
        <draw:line draw:style-name="gr20" draw:text-style-name="P4" xml:id="id21" draw:id="id21" draw:layer="layout" svg:x1="5.5cm" svg:y1="5cm" svg:x2="6.25cm" svg:y2="5cm">
          <text:p/>
        </draw:line>
        <draw:line draw:style-name="gr20" draw:text-style-name="P4" xml:id="id19" draw:id="id19" draw:layer="layout" svg:x1="4.75cm" svg:y1="4cm" svg:x2="6cm" svg:y2="4cm">
          <text:p/>
        </draw:line>
        <draw:line draw:style-name="gr20" draw:text-style-name="P4" xml:id="id23" draw:id="id23" draw:layer="layout" svg:x1="17.5cm" svg:y1="3.5cm" svg:x2="20.25cm" svg:y2="3.5cm">
          <text:p/>
        </draw:line>
        <draw:line draw:style-name="gr20" draw:text-style-name="P4" xml:id="id24" draw:id="id24" draw:layer="layout" svg:x1="27.25cm" svg:y1="14.25cm" svg:x2="28.45cm" svg:y2="14.25cm">
          <text:p/>
        </draw:line>
        <draw:line draw:style-name="gr20" draw:text-style-name="P4" xml:id="id25" draw:id="id25" draw:layer="layout" svg:x1="17cm" svg:y1="13.25cm" svg:x2="18cm" svg:y2="13.25cm">
          <text:p/>
        </draw:line>
        <draw:line draw:style-name="gr20" draw:text-style-name="P4" xml:id="id26" draw:id="id26" draw:layer="layout" svg:x1="24.5cm" svg:y1="12.25cm" svg:x2="21.75cm" svg:y2="12.25cm">
          <text:p/>
        </draw:line>
        <draw:line draw:style-name="gr20" draw:text-style-name="P4" xml:id="id27" draw:id="id27" draw:layer="layout" svg:x1="20cm" svg:y1="18.5cm" svg:x2="21.75cm" svg:y2="18.5cm">
          <text:p/>
        </draw:line>
        <draw:line draw:style-name="gr20" draw:text-style-name="P4" xml:id="id33" draw:id="id33" draw:layer="layout" svg:x1="19.5cm" svg:y1="19.25cm" svg:x2="21cm" svg:y2="19.25cm">
          <text:p/>
        </draw:line>
        <draw:line draw:style-name="gr20" draw:text-style-name="P4" xml:id="id31" draw:id="id31" draw:layer="layout" svg:x1="25cm" svg:y1="23.75cm" svg:x2="22.25cm" svg:y2="23.75cm">
          <text:p/>
        </draw:line>
        <draw:line draw:style-name="gr20" draw:text-style-name="P4" xml:id="id29" draw:id="id29" draw:layer="layout" svg:x1="11.25cm" svg:y1="11.25cm" svg:x2="14cm" svg:y2="11.25cm">
          <text:p/>
        </draw:line>
        <draw:line draw:style-name="gr20" draw:text-style-name="P4" draw:layer="layout" svg:x1="14.5cm" svg:y1="33cm" svg:x2="23cm" svg:y2="33cm">
          <text:p/>
        </draw:line>
        <draw:line draw:style-name="gr20" draw:text-style-name="P4" xml:id="id34" draw:id="id34" draw:layer="layout" svg:x1="25.5cm" svg:y1="33.75cm" svg:x2="27.75cm" svg:y2="33.75cm">
          <text:p/>
        </draw:line>
        <draw:frame draw:style-name="gr21" draw:text-style-name="P8" draw:layer="layout" svg:width="21.5cm" svg:height="3.095cm" svg:x="4cm" svg:y="37.75cm">
          <draw:text-box>
            <text:p><text:span text:style-name="T4">W</text:span><text:span text:style-name="T4">h</text:span><text:span text:style-name="T4">y </text:span><text:span text:style-name="T4">a </text:span><text:span text:style-name="T4">t</text:span><text:span text:style-name="T4">a</text:span><text:span text:style-name="T4">b</text:span><text:span text:style-name="T4">l</text:span><text:span text:style-name="T4">e </text:span><text:span text:style-name="T4">M</text:span><text:span text:style-name="T4">e</text:span><text:span text:style-name="T4">d</text:span><text:span text:style-name="T4">i</text:span><text:span text:style-name="T4">a</text:span><text:span text:style-name="T4">? </text:span>We prefer to separate media and asset because media will represent the relation between an asset and a media (image, document, etc…).</text:p>
            <text:p><text:span text:style-name="T4">W</text:span><text:span text:style-name="T4">h</text:span><text:span text:style-name="T4">y </text:span><text:span text:style-name="T4">a </text:span><text:span text:style-name="T4">c</text:span><text:span text:style-name="T4">l</text:span><text:span text:style-name="T4">o</text:span><text:span text:style-name="T4">s</text:span><text:span text:style-name="T4">e </text:span><text:span text:style-name="T4">l</text:span><text:span text:style-name="T4">o</text:span><text:span text:style-name="T4">o</text:span><text:span text:style-name="T4">p</text:span><text:span text:style-name="T4">?</text:span><text:span text:style-name="T2"> </text:span><text:span text:style-name="T2">It</text:span><text:span text:style-name="T2">’s </text:span><text:span text:style-name="T2">n</text:span><text:span text:style-name="T2">o</text:span><text:span text:style-name="T2">t </text:span><text:span text:style-name="T2">w</text:span><text:span text:style-name="T2">a</text:span><text:span text:style-name="T2">n</text:span><text:span text:style-name="T2">t</text:span><text:span text:style-name="T2">e</text:span><text:span text:style-name="T2">d</text:span><text:span text:style-name="T2">, </text:span><text:span text:style-name="T2">b</text:span><text:span text:style-name="T2">u</text:span><text:span text:style-name="T2">t </text:span><text:span text:style-name="T2">a </text:span><text:span text:style-name="T2">b</text:span><text:span text:style-name="T2">e</text:span><text:span text:style-name="T2">tt</text:span><text:span text:style-name="T2">e</text:span><text:span text:style-name="T2">r </text:span><text:span text:style-name="T2">s</text:span><text:span text:style-name="T2">ol</text:span><text:span text:style-name="T2">u</text:span><text:span text:style-name="T2">ti</text:span><text:span text:style-name="T2">o</text:span><text:span text:style-name="T2">n </text:span><text:span text:style-name="T2">is </text:span><text:span text:style-name="T2">al</text:span><text:span text:style-name="T2">lo</text:span><text:span text:style-name="T2">w</text:span><text:span text:style-name="T2">e</text:span><text:span text:style-name="T2">d</text:span><text:span text:style-name="T2">.</text:span></text:p>
          </draw:text-box>
        </draw:frame>
        <draw:connector draw:style-name="gr22" draw:text-style-name="P2" draw:layer="layout" svg:x1="6cm" svg:y1="4cm" svg:x2="14.25cm" svg:y2="5.5cm" draw:start-shape="id19" draw:start-glue-point="1" draw:end-shape="id20" draw:end-glue-point="3" svg:d="M6000 4000h4125v1500h4125" svg:viewBox="0 0 8251 1501">
          <text:p/>
        </draw:connector>
        <draw:connector draw:style-name="gr22" draw:text-style-name="P2" draw:layer="layout" svg:x1="6.25cm" svg:y1="5cm" svg:x2="8cm" svg:y2="10.75cm" draw:start-shape="id21" draw:start-glue-point="1" draw:end-shape="id22" draw:end-glue-point="1" svg:d="M6250 5000v2875h1750v2875" svg:viewBox="0 0 1751 5751">
          <text:p/>
        </draw:connector>
        <draw:connector draw:style-name="gr22" draw:text-style-name="P2" draw:layer="layout" draw:line-skew="-5.375cm" svg:x1="20.25cm" svg:y1="3.5cm" svg:x2="28.45cm" svg:y2="14.25cm" draw:start-shape="id23" draw:start-glue-point="1" draw:end-shape="id24" draw:end-glue-point="1" svg:d="M20250 3500h8200v10750" svg:viewBox="0 0 8201 10751">
          <text:p/>
        </draw:connector>
        <draw:connector draw:style-name="gr22" draw:text-style-name="P2" draw:layer="layout" svg:x1="18cm" svg:y1="13.25cm" svg:x2="20.25cm" svg:y2="3.5cm" draw:start-shape="id25" draw:start-glue-point="1" draw:end-shape="id23" draw:end-glue-point="1" svg:d="M18000 13250v-4875h2250v-4875" svg:viewBox="0 0 2251 9751">
          <text:p/>
        </draw:connector>
        <draw:connector draw:style-name="gr22" draw:text-style-name="P2" draw:layer="layout" svg:x1="21.75cm" svg:y1="12.25cm" svg:x2="21.75cm" svg:y2="18.5cm" draw:start-shape="id26" draw:start-glue-point="3" draw:end-shape="id27" draw:end-glue-point="1" svg:d="M21750 12250v6250" svg:viewBox="0 0 1 6251">
          <text:p/>
        </draw:connector>
        <draw:line draw:style-name="gr20" draw:text-style-name="P4" xml:id="id30" draw:id="id30" draw:layer="layout" svg:x1="10.5cm" svg:y1="26.25cm" svg:x2="9.25cm" svg:y2="26.25cm">
          <text:p/>
        </draw:line>
        <draw:line draw:style-name="gr20" draw:text-style-name="P4" xml:id="id32" draw:id="id32" draw:layer="layout" svg:x1="10.25cm" svg:y1="26.75cm" svg:x2="9cm" svg:y2="26.75cm">
          <text:p/>
        </draw:line>
        <draw:custom-shape draw:style-name="gr15" draw:text-style-name="P5" draw:layer="layout" svg:width="5.25cm" svg:height="4cm" svg:x="3.5cm" svg:y="17cm">
          <text:p text:style-name="P5"><text:span text:style-name="T1">EVENT</text:span></text:p>
          <text:p text:style-name="P5"><text:span text:style-name="T2">ID</text:span></text:p>
          <text:p text:style-name="P6"><text:span text:style-name="T2">LOCATION</text:span><text:span text:style-name="T2">_ID</text:span></text:p>
          <text:p text:style-name="P5"><text:span text:style-name="T2">TIME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line draw:style-name="gr20" draw:text-style-name="P4" xml:id="id28" draw:id="id28" draw:layer="layout" svg:x1="9.5cm" svg:y1="19cm" svg:x2="8.25cm" svg:y2="19cm">
          <text:p/>
        </draw:line>
        <draw:connector draw:style-name="gr22" draw:text-style-name="P2" draw:layer="layout" svg:x1="9.5cm" svg:y1="19cm" svg:x2="11.25cm" svg:y2="11.25cm" draw:start-shape="id28" draw:start-glue-point="1" draw:end-shape="id29" draw:end-glue-point="3" svg:d="M9500 19000v-3875h1750v-3875" svg:viewBox="0 0 1751 7751">
          <text:p/>
        </draw:connector>
        <draw:connector draw:style-name="gr22" draw:text-style-name="P2" draw:layer="layout" draw:line-skew="7.5cm" svg:x1="11.25cm" svg:y1="11.25cm" svg:x2="10.5cm" svg:y2="26.25cm" draw:start-shape="id29" draw:start-glue-point="3" draw:end-shape="id30" draw:end-glue-point="1" svg:d="M11250 11250v15000h-750" svg:viewBox="0 0 751 15001">
          <text:p/>
        </draw:connector>
        <draw:connector draw:style-name="gr22" draw:text-style-name="P2" draw:layer="layout" svg:x1="22.25cm" svg:y1="23.75cm" svg:x2="10.25cm" svg:y2="26.75cm" draw:start-shape="id31" draw:start-glue-point="3" draw:end-shape="id32" draw:end-glue-point="1" svg:d="M22250 23750h-6000v3000h-6000" svg:viewBox="0 0 12001 3001">
          <text:p/>
        </draw:connector>
        <draw:connector draw:style-name="gr22" draw:text-style-name="P2" draw:layer="layout" draw:line-skew="-2.25cm" svg:x1="21cm" svg:y1="19.25cm" svg:x2="22.25cm" svg:y2="23.75cm" draw:start-shape="id33" draw:start-glue-point="1" draw:end-shape="id31" draw:end-glue-point="3" svg:d="M21000 19250h1250v4500" svg:viewBox="0 0 1251 4501">
          <text:p/>
        </draw:connector>
        <draw:connector draw:style-name="gr22" draw:text-style-name="P2" draw:layer="layout" svg:x1="27.75cm" svg:y1="33.75cm" svg:x2="22.25cm" svg:y2="23.75cm" draw:start-shape="id34" draw:start-glue-point="1" draw:end-shape="id31" draw:end-glue-point="3" svg:d="M27750 33750v-5000h-5500v-5000" svg:viewBox="0 0 5501 10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0T18:27:15.691717103</meta:creation-date>
    <dc:date>2021-09-21T08:23:22.445476980</dc:date>
    <meta:editing-duration>PT1H31M26S</meta:editing-duration>
    <meta:editing-cycles>21</meta:editing-cycles>
    <meta:generator>LibreOffice/7.0.1.2$Linux_X86_64 LibreOffice_project/7cbcfc562f6eb6708b5ff7d7397325de9e764452</meta:generator>
    <meta:print-date>2021-09-20T21:54:30.884596115</meta:print-date>
    <meta:document-statistic meta:object-count="75"/>
  </office:meta>
</office:document-meta>
</file>